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padding="0.0193in" fo:border="0.06pt solid #d9d9e3"/>
    </style:style>
    <style:style style:name="P2" style:family="paragraph" style:parent-style-name="Heading_20_4">
      <style:paragraph-properties fo:padding="0.0193in" fo:border="0.06pt solid #d9d9e3"/>
    </style:style>
    <style:style style:name="P3" style:family="paragraph" style:parent-style-name="Text_20_body">
      <style:paragraph-properties fo:padding="0.0193in" fo:border="0.06pt solid #d9d9e3"/>
    </style:style>
    <style:style style:name="P4" style:family="paragraph" style:parent-style-name="Text_20_body" style:list-style-name="L1">
      <style:paragraph-properties fo:margin-top="0in" fo:margin-bottom="0in" style:contextual-spacing="false" fo:padding="0.0193in" fo:border="0.06pt solid #d9d9e3"/>
    </style:style>
    <style:style style:name="P5" style:family="paragraph" style:parent-style-name="Text_20_body" style:list-style-name="L1">
      <style:paragraph-properties fo:margin-top="0in" fo:margin-bottom="0in" style:contextual-spacing="false" fo:padding="0.0193in" fo:border="0.06pt solid #d9d9e3"/>
      <style:text-properties officeooo:paragraph-rsid="0016fb26"/>
    </style:style>
    <style:style style:name="P6" style:family="paragraph" style:parent-style-name="Text_20_body" style:list-style-name="L1">
      <style:paragraph-properties fo:margin-top="0in" fo:margin-bottom="0in" style:contextual-spacing="false" fo:padding="0.0193in" fo:border="0.06pt solid #d9d9e3"/>
      <style:text-properties officeooo:paragraph-rsid="001e342f"/>
    </style:style>
    <style:style style:name="P7" style:family="paragraph" style:parent-style-name="Text_20_body" style:list-style-name="L1">
      <style:paragraph-properties fo:padding="0.0193in" fo:border="0.06pt solid #d9d9e3"/>
      <style:text-properties officeooo:paragraph-rsid="001e342f"/>
    </style:style>
    <style:style style:name="P8" style:family="paragraph" style:parent-style-name="Text_20_body" style:list-style-name="L2">
      <style:paragraph-properties fo:margin-top="0in" fo:margin-bottom="0in" style:contextual-spacing="false" fo:padding="0.0193in" fo:border="0.06pt solid #d9d9e3"/>
    </style:style>
    <style:style style:name="P9" style:family="paragraph" style:parent-style-name="Text_20_body" style:list-style-name="L2">
      <style:paragraph-properties fo:margin-top="0in" fo:margin-bottom="0in" style:contextual-spacing="false" fo:padding="0.0193in" fo:border="0.06pt solid #d9d9e3"/>
      <style:text-properties officeooo:paragraph-rsid="001e342f"/>
    </style:style>
    <style:style style:name="P10" style:family="paragraph" style:parent-style-name="Text_20_body" style:list-style-name="L2">
      <style:paragraph-properties fo:padding="0.0193in" fo:border="0.06pt solid #d9d9e3"/>
    </style:style>
    <style:style style:name="P11" style:family="paragraph" style:parent-style-name="Text_20_body" style:list-style-name="L3">
      <style:paragraph-properties fo:padding="0.0193in" fo:border="0.06pt solid #d9d9e3"/>
    </style:style>
    <style:style style:name="T1" style:family="text">
      <style:text-properties loext:padding="0.0193in" loext:border="0.06pt solid #d9d9e3"/>
    </style:style>
    <style:style style:name="T2" style:family="text">
      <style:text-properties officeooo:rsid="001adb31" loext:padding="0.0193in" loext:border="0.06pt solid #d9d9e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1. API Structure and Setup</text:h>
      <text:h text:style-name="P2" text:outline-level="4">1.1. Initial Configuration</text:h>
      <text:list xml:id="list2192673729" text:style-name="L1">
        <text:list-item>
          <text:p text:style-name="P4"><text:span text:style-name="Strong_20_Emphasis"><text:span text:style-name="T1">Environment Variables</text:span></text:span>:</text:p>
          <text:list>
            <text:list-item>
              <text:p text:style-name="P5"><text:span text:style-name="Strong_20_Emphasis"><text:span text:style-name="T1">Understanding✅</text:span></text:span>: Why are environment variables crucial in a project like Ship Mind? </text:p>
            </text:list-item>
            <text:list-item>
              <text:p text:style-name="P4"><text:span text:style-name="Strong_20_Emphasis"><text:span text:style-name="T1">Action ✅</text:span></text:span>: Set up <text:span text:style-name="Source_20_Text"><text:span text:style-name="T1">dote</text:span></text:span>, place <text:span text:style-name="Source_20_Text"><text:span text:style-name="T1">.enc</text:span></text:span> file appropriately, and access variables in your code.</text:p>
            </text:list-item>
          </text:list>
        </text:list-item>
        <text:list-item>
          <text:p text:style-name="P4"><text:span text:style-name="Strong_20_Emphasis"><text:span text:style-name="T2">COR</text:span></text:span><text:span text:style-name="Strong_20_Emphasis"><text:span text:style-name="T1">S (Cross-Origin Resource Sharing)</text:span></text:span>:</text:p>
          <text:list>
            <text:list-item>
              <text:p text:style-name="P6"><text:span text:style-name="Strong_20_Emphasis"><text:span text:style-name="T1">Understanding</text:span></text:span>:<text:span text:style-name="Strong_20_Emphasis"><text:span text:style-name="T1"> ✅</text:span></text:span> Can you explain what ROCS is and why it might be necessary for Ship Mind? <text:span text:style-name="Emphasis"><text:span text:style-name="T1">(Awaiting your explanation)</text:span></text:span></text:p>
            </text:list-item>
            <text:list-item>
              <text:p text:style-name="P7"><text:span text:style-name="Strong_20_Emphasis"><text:span text:style-name="T1">Action</text:span></text:span>:<text:span text:style-name="Strong_20_Emphasis"><text:span text:style-name="T1">✅</text:span></text:span> Implement ROCS in your server. What middle ware can you use for this, and how do you configure it to allow specific origins? <text:span text:style-name="Emphasis"><text:span text:style-name="T1">(Awaiting implementation)</text:span></text:span></text:p>
            </text:list-item>
          </text:list>
        </text:list-item>
      </text:list>
      <text:h text:style-name="P2" text:outline-level="4">1.2. Directory Structure Refinement</text:h>
      <text:list xml:id="list168738334" text:style-name="L2">
        <text:list-item>
          <text:p text:style-name="P8"><text:span text:style-name="Strong_20_Emphasis"><text:span text:style-name="T1">Controllers</text:span></text:span>:</text:p>
          <text:list>
            <text:list-item>
              <text:p text:style-name="P9"><text:span text:style-name="Strong_20_Emphasis"><text:span text:style-name="T1">Understanding</text:span></text:span>: <text:span text:style-name="Strong_20_Emphasis"><text:span text:style-name="T1"><text:s/>✅</text:span></text:span>What is the role of a controller in an Express application? <text:span text:style-name="Emphasis"><text:span text:style-name="T1">(Awaiting your explanation)</text:span></text:span></text:p>
            </text:list-item>
            <text:list-item>
              <text:p text:style-name="P9"><text:span text:style-name="Strong_20_Emphasis"><text:span text:style-name="T1">Action</text:span></text:span>: <text:span text:style-name="Strong_20_Emphasis"><text:span text:style-name="T1"><text:s/>✅</text:span></text:span>Create a simple controller for a user-related function. How do you connect this controller to a route? <text:span text:style-name="Emphasis"><text:span text:style-name="T1">(Awaiting implementation)</text:span></text:span></text:p>
            </text:list-item>
          </text:list>
        </text:list-item>
        <text:list-item>
          <text:p text:style-name="P8"><text:span text:style-name="Strong_20_Emphasis"><text:span text:style-name="T1">Middle ware</text:span></text:span>:</text:p>
          <text:list>
            <text:list-item>
              <text:p text:style-name="P8"><text:span text:style-name="Strong_20_Emphasis"><text:span text:style-name="T1">Understanding</text:span></text:span>: What are some common uses of middle ware in an Express app? <text:span text:style-name="Emphasis"><text:span text:style-name="T1">(Awaiting your explanation)</text:span></text:span></text:p>
            </text:list-item>
            <text:list-item>
              <text:p text:style-name="P8"><text:span text:style-name="Strong_20_Emphasis"><text:span text:style-name="T1">Action</text:span></text:span>: Write a middleware that logs the request URL and method to the console. Where do you insert this middleware in the application flow? <text:span text:style-name="Emphasis"><text:span text:style-name="T1">(Awaiting implementation)</text:span></text:span></text:p>
            </text:list-item>
          </text:list>
        </text:list-item>
        <text:list-item>
          <text:p text:style-name="P8"><text:span text:style-name="Strong_20_Emphasis"><text:span text:style-name="T1">Models</text:span></text:span>:</text:p>
          <text:list>
            <text:list-item>
              <text:p text:style-name="P8"><text:span text:style-name="Strong_20_Emphasis"><text:span text:style-name="T1">Understanding</text:span></text:span>: What is the purpose of models in a backend application? <text:span text:style-name="Emphasis"><text:span text:style-name="T1">(Awaiting your explanation)</text:span></text:span></text:p>
            </text:list-item>
            <text:list-item>
              <text:p text:style-name="P8"><text:span text:style-name="Strong_20_Emphasis"><text:span text:style-name="T1">Action</text:span></text:span>: Define a basic model for a shipping order. What properties would this model have? <text:span text:style-name="Emphasis"><text:span text:style-name="T1">(Awaiting implementation)</text:span></text:span></text:p>
            </text:list-item>
          </text:list>
        </text:list-item>
        <text:list-item>
          <text:p text:style-name="P8"><text:span text:style-name="Strong_20_Emphasis"><text:span text:style-name="T1">Routes</text:span></text:span>:</text:p>
          <text:list>
            <text:list-item>
              <text:p text:style-name="P8"><text:span text:style-name="Strong_20_Emphasis"><text:span text:style-name="T1">Understanding</text:span></text:span>: How do routes contribute to the API's structure? <text:span text:style-name="Emphasis"><text:span text:style-name="T1">(Awaiting your explanation)</text:span></text:span></text:p>
            </text:list-item>
            <text:list-item>
              <text:p text:style-name="P8"><text:soft-page-break/><text:span text:style-name="Strong_20_Emphasis"><text:span text:style-name="T1">Action</text:span></text:span>: Create a separate route file for shipment tracking. How do you ensure this file is used by your Express app? <text:span text:style-name="Emphasis"><text:span text:style-name="T1">(Awaiting implementation)</text:span></text:span></text:p>
            </text:list-item>
          </text:list>
        </text:list-item>
        <text:list-item>
          <text:p text:style-name="P8"><text:span text:style-name="Strong_20_Emphasis"><text:span text:style-name="T1">Services</text:span></text:span>:</text:p>
          <text:list>
            <text:list-item>
              <text:p text:style-name="P8"><text:span text:style-name="Strong_20_Emphasis"><text:span text:style-name="T1">Understanding</text:span></text:span>: Why might you separate certain logic into a 'services' layer? <text:span text:style-name="Emphasis"><text:span text:style-name="T1">(Awaiting your explanation)</text:span></text:span></text:p>
            </text:list-item>
            <text:list-item>
              <text:p text:style-name="P8"><text:span text:style-name="Strong_20_Emphasis"><text:span text:style-name="T1">Action</text:span></text:span>: Think of a service you might need. Outline what functions this service could provide. <text:span text:style-name="Emphasis"><text:span text:style-name="T1">(Awaiting implementation)</text:span></text:span></text:p>
            </text:list-item>
          </text:list>
        </text:list-item>
        <text:list-item>
          <text:p text:style-name="P8"><text:span text:style-name="Strong_20_Emphasis"><text:span text:style-name="T1">Utils</text:span></text:span>:</text:p>
          <text:list>
            <text:list-item>
              <text:p text:style-name="P8"><text:span text:style-name="Strong_20_Emphasis"><text:span text:style-name="T1">Understanding</text:span></text:span>: What kind of functionality typically goes into a 'utils' directory? <text:span text:style-name="Emphasis"><text:span text:style-name="T1">(Awaiting your explanation)</text:span></text:span></text:p>
            </text:list-item>
            <text:list-item>
              <text:p text:style-name="P10"><text:span text:style-name="Strong_20_Emphasis"><text:span text:style-name="T1">Action</text:span></text:span>: Create a utility function that could be reused across your application. <text:span text:style-name="Emphasis"><text:span text:style-name="T1">(Awaiting implementation)</text:span></text:span></text:p>
            </text:list-item>
          </text:list>
        </text:list-item>
      </text:list>
      <text:h text:style-name="P1" text:outline-level="3">Evaluation Criteria for Grading</text:h>
      <text:list xml:id="list262440846" text:style-name="L3">
        <text:list-item>
          <text:p text:style-name="P11"><text:span text:style-name="Strong_20_Emphasis"><text:span text:style-name="T1">Understanding</text:span></text:span>: A green checkmark (✅) will be awarded when your explanation demonstrates a clear and accurate understanding of the concept in question. It should reflect depth, relevance, and applicability to the project context.</text:p>
        </text:list-item>
        <text:list-item>
          <text:p text:style-name="P11"><text:span text:style-name="Strong_20_Emphasis"><text:span text:style-name="T1">Action</text:span></text:span>: A green checkmark (✅) will be given for correctly implemented actions. This includes not only functional code but also adherence to best practices, efficient solutions, and clear, maintainable code structure. For more subjective tasks, creativity and effectiveness in addressing the task's goals will be considered.</text:p>
        </text:list-item>
        <text:list-item>
          <text:p text:style-name="P11"><text:span text:style-name="Strong_20_Emphasis"><text:span text:style-name="T1">Incorrect/Incomplete Responses or Implementations</text:span></text:span>: A red cross (❌) will be used to denote incorrect answers or implementations, or where there's a significant lack of understanding or misapplication of concepts.</text:p>
        </text:list-item>
      </text:list>
      <text:p text:style-name="P3">Feel free to provide your responses or demonstrate your implementations for the sections above, and I'll review them accordingly.</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9T14:03:06.989146414</meta:creation-date>
    <dc:date>2023-12-31T20:28:22.473683522</dc:date>
    <meta:editing-duration>PT51M46S</meta:editing-duration>
    <meta:editing-cycles>4</meta:editing-cycles>
    <meta:generator>LibreOffice/7.3.7.2$Linux_X86_64 LibreOffice_project/30$Build-2</meta:generator>
    <meta:document-statistic meta:table-count="0" meta:image-count="0" meta:object-count="0" meta:page-count="2" meta:paragraph-count="32" meta:word-count="458" meta:character-count="2993" meta:non-whitespace-character-count="2591"/>
  </office:meta>
</office:document-meta>
</file>